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sherProxyBean.getTop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rProxyBean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ublisherProxyBean.setTopic( String top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rProxyBean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rProxyBean.onMessageExchange( Message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